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20d7c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7">Proyecto-Código</text:span><text:span text:style-name="T3">: <text:s/></text:span><text:span text:style-name="T5">Diagnóstico Y Caracterizacion Del Estado Trofico Y Batimetrico De Lagos Costeros</text:span><text:span text:style-name="T5"> </text:span>: <text:span text:style-name="T5">MOP00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7">Solicitado por</text:span><text:span text:style-name="T3">: </text:span><text:span text:style-name="T4">D'Angelo Duran</text:span></text:p>
          </table:table-cell>
          <table:table-cell office:value-type="string" table:style-name="Table1.A1">
            <text:p text:style-name="P24"><text:span text:style-name="T17">Fecha de Solicitud</text:span><text:span text:style-name="T3">: </text:span><text:span text:style-name="T4">03-16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7">Fecha de entrega material</text:span><text:span text:style-name="T3">: </text:span><text:span text:style-name="T4">03-30-15</text:span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Agua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Temperatura del agua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pH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Fosf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Fosforo Total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Amoni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Clorofila a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Transparencia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Fitoplancton (cuantitativo y cualitativo)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0</text:p>
            </table:table-cell>
            <table:table-cell office:value-type="string" table:style-name="Table2.B2">
              <text:p text:style-name="P3">Zooplancton (cuantitativo y cualitativo)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L-01-S;L-01-F;L-01-A;L-01-E;L-02-S;L-02-F;L-02-A;L-02-E;L-03-S;L-03-F;L-03-A;L-03-E;L-04-S;L-04-F;L-04-A;L-04-E;L-05-S;L-05-F;L-05-A;L-05-E;L-06-S;L-06-F;L-06-A;L-06-E;L-07-S;L-07-F;L-07-A;L-07-E;L-08-S;L-08-F;L-08-A;L-08-E;L-09-S;L-09-F;L-09-A;L-09-E;L-10-S;L-10-F;L-10-A;L-10-E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>No</text:p>
            </table:table-cell>
          </table:table-row>
        </table:table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Red Fitoplancto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Red Zooplancto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5 L</text:p>
            </table:table-cell>
            <table:table-cell office:value-type="string" table:style-name="Table5.B2">
              <text:p text:style-name="P7">Alcohol (70%)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300 mL</text:p>
            </table:table-cell>
            <table:table-cell office:value-type="string" table:style-name="Table5.B2">
              <text:p text:style-name="P7">Lugol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5</text:p>
            </table:table-cell>
            <table:table-cell office:value-type="string" table:style-name="Table5.B2">
              <text:p text:style-name="P7">Guantes M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5</text:p>
            </table:table-cell>
            <table:table-cell office:value-type="string" table:style-name="Table5.B2">
              <text:p text:style-name="P7">Guantes L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Botella Van Dorn (11L) + Mensajeros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